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18.8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ch_results" table:style-name="ta1">
        <table:shapes>
          <draw:frame draw:z-index="0" draw:style-name="gr1" draw:text-style-name="P1" svg:width="264.75mm" svg:height="132.28mm" svg:x="7.41mm" svg:y="133.87mm">
            <draw:object draw:notify-on-update-of-ranges="bench_results.A26:bench_results.A26 bench_results.A27:bench_results.A30 bench_results.B26:bench_results.B26 bench_results.B27:bench_results.B30 bench_results.A26:bench_results.A26 bench_results.A27:bench_results.A30 bench_results.C26:bench_results.C26 bench_results.C27:bench_results.C30 bench_results.A26:bench_results.A26 bench_results.A27:bench_results.A30 bench_results.D26:bench_results.D26 bench_results.D27:bench_results.D30 bench_results.A26:bench_results.A26 bench_results.A27:bench_results.A30 bench_results.E26:bench_results.E26 bench_results.E27:bench_results.E30 bench_results.A26:bench_results.A26 bench_results.A27:bench_results.A30 bench_results.F26:bench_results.F26 bench_results.F27:bench_results.F3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Non-dupes</text:p>
          </table:table-cell>
          <table:table-cell table:number-columns-repeated="5"/>
          <table:table-cell office:value-type="string" calcext:value-type="string">
            <text:p>Dup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ns/op</text:p>
          </table:table-cell>
          <table:table-cell table:number-columns-repeated="2"/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ops</text:p>
          </table:table-cell>
          <table:table-cell table:style-name="ce1" office:value-type="string" calcext:value-type="string">
            <text:p>ns/o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GeoTrips</text:p>
          </table:table-cell>
          <table:table-cell office:value-type="float" office:value="50" calcext:value-type="float">
            <text:p>50</text:p>
          </table:table-cell>
          <table:table-cell office:value-type="float" office:value="200000" calcext:value-type="float">
            <text:p>200000</text:p>
          </table:table-cell>
          <table:table-cell office:value-type="float" office:value="8472" calcext:value-type="float">
            <text:p>8472</text:p>
          </table:table-cell>
          <table:table-cell table:number-columns-repeated="2"/>
          <table:table-cell office:value-type="string" calcext:value-type="string">
            <text:p>BenchmarkSmallGeoTrips</text:p>
          </table:table-cell>
          <table:table-cell office:value-type="float" office:value="10" calcext:value-type="float">
            <text:p>1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427" calcext:value-type="float">
            <text:p>4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GeoTrips</text:p>
          </table:table-cell>
          <table:table-cell office:value-type="float" office:value="100" calcext:value-type="float">
            <text:p>1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5478" calcext:value-type="float">
            <text:p>15478</text:p>
          </table:table-cell>
          <table:table-cell table:number-columns-repeated="2"/>
          <table:table-cell office:value-type="string" calcext:value-type="string">
            <text:p>BenchmarkSmallGeoTrips</text:p>
          </table:table-cell>
          <table:table-cell office:value-type="float" office:value="100" calcext:value-type="float">
            <text:p>1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GeoTrips</text:p>
          </table:table-cell>
          <table:table-cell office:value-type="float" office:value="500" calcext:value-type="float">
            <text:p>500</text:p>
          </table:table-cell>
          <table:table-cell office:value-type="float" office:value="30000" calcext:value-type="float">
            <text:p>30000</text:p>
          </table:table-cell>
          <table:table-cell office:value-type="float" office:value="40628" calcext:value-type="float">
            <text:p>40628</text:p>
          </table:table-cell>
          <table:table-cell table:number-columns-repeated="2"/>
          <table:table-cell office:value-type="string" calcext:value-type="string">
            <text:p>BenchmarkSmallNaiveCount</text:p>
          </table:table-cell>
          <table:table-cell office:value-type="float" office:value="10" calcext:value-type="float">
            <text:p>10</text:p>
          </table:table-cell>
          <table:table-cell office:value-type="float" office:value="30000000" calcext:value-type="float">
            <text:p>30000000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GeoTrips</text:p>
          </table:table-cell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69492" calcext:value-type="float">
            <text:p>69492</text:p>
          </table:table-cell>
          <table:table-cell table:number-columns-repeated="2"/>
          <table:table-cell office:value-type="string" calcext:value-type="string">
            <text:p>BenchmarkSmallNaiveCount</text:p>
          </table:table-cell>
          <table:table-cell office:value-type="float" office:value="100" calcext:value-type="float">
            <text:p>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277" calcext:value-type="float">
            <text:p>5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NaiveCount</text:p>
          </table:table-cell>
          <table:table-cell office:value-type="float" office:value="50" calcext:value-type="float">
            <text:p>5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516" calcext:value-type="float">
            <text:p>1516</text:p>
          </table:table-cell>
          <table:table-cell table:number-columns-repeated="2"/>
          <table:table-cell office:value-type="string" calcext:value-type="string">
            <text:p>BenchmarkSmallTreeCount</text:p>
          </table:table-cell>
          <table:table-cell office:value-type="float" office:value="10" calcext:value-type="float">
            <text:p>1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38" calcext:value-type="float">
            <text:p>1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NaiveCount</text:p>
          </table:table-cell>
          <table:table-cell office:value-type="float" office:value="100" calcext:value-type="float">
            <text:p>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7030" calcext:value-type="float">
            <text:p>7030</text:p>
          </table:table-cell>
          <table:table-cell table:number-columns-repeated="2"/>
          <table:table-cell office:value-type="string" calcext:value-type="string">
            <text:p>BenchmarkSmallTreeCount</text:p>
          </table:table-cell>
          <table:table-cell office:value-type="float" office:value="100" calcext:value-type="float">
            <text:p>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8652" calcext:value-type="float">
            <text:p>8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NaiveCount</text:p>
          </table:table-cell>
          <table:table-cell office:value-type="float" office:value="500" calcext:value-type="float">
            <text:p>500</text:p>
          </table:table-cell>
          <table:table-cell office:value-type="float" office:value="5000" calcext:value-type="float">
            <text:p>5000</text:p>
          </table:table-cell>
          <table:table-cell office:value-type="float" office:value="221252" calcext:value-type="float">
            <text:p>221252</text:p>
          </table:table-cell>
          <table:table-cell table:number-columns-repeated="2"/>
          <table:table-cell office:value-type="string" calcext:value-type="string">
            <text:p>BenchmarkPathCount</text:p>
          </table:table-cell>
          <table:table-cell office:value-type="float" office:value="10" calcext:value-type="float">
            <text:p>1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644" calcext:value-type="float">
            <text:p>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NaiveCount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1250911" calcext:value-type="float">
            <text:p>1250911</text:p>
          </table:table-cell>
          <table:table-cell table:number-columns-repeated="2"/>
          <table:table-cell office:value-type="string" calcext:value-type="string">
            <text:p>BenchmarkPathCount</text:p>
          </table:table-cell>
          <table:table-cell office:value-type="float" office:value="100" calcext:value-type="float">
            <text:p>1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5183" calcext:value-type="float">
            <text:p>5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TreeCount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779" calcext:value-type="float">
            <text:p>12779</text:p>
          </table:table-cell>
          <table:table-cell table:number-columns-repeated="2"/>
          <table:table-cell office:value-type="string" calcext:value-type="string">
            <text:p>BenchmarkSplitMap</text:p>
          </table:table-cell>
          <table:table-cell office:value-type="float" office:value="10" calcext:value-type="float">
            <text:p>1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TreeCount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29086" calcext:value-type="float">
            <text:p>29086</text:p>
          </table:table-cell>
          <table:table-cell table:number-columns-repeated="2"/>
          <table:table-cell office:value-type="string" calcext:value-type="string">
            <text:p>BenchmarkSplitMap</text:p>
          </table:table-cell>
          <table:table-cell office:value-type="float" office:value="100" calcext:value-type="float">
            <text:p>1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7281" calcext:value-type="float">
            <text:p>7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chmarkSmallTreeCoun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3321" calcext:value-type="float">
            <text:p>113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SmallTreeCount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237010" calcext:value-type="float">
            <text:p>237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PathCount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91" calcext:value-type="float">
            <text:p>16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PathCount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33920" calcext:value-type="float">
            <text:p>33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PathCount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3232" calcext:value-type="float">
            <text:p>103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PathCount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99959" calcext:value-type="float">
            <text:p>1999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SplitMap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6041" calcext:value-type="float">
            <text:p>160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SplitMap</text:p>
          </table:table-cell>
          <table:table-cell office:value-type="float" office:value="100" calcext:value-type="float">
            <text:p>100</text:p>
          </table:table-cell>
          <table:table-cell office:value-type="float" office:value="50000" calcext:value-type="float">
            <text:p>50000</text:p>
          </table:table-cell>
          <table:table-cell office:value-type="float" office:value="32627" calcext:value-type="float">
            <text:p>326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SplitMap</text:p>
          </table:table-cell>
          <table:table-cell office:value-type="float" office:value="500" calcext:value-type="float">
            <text:p>500</text:p>
          </table:table-cell>
          <table:table-cell office:value-type="float" office:value="10000" calcext:value-type="float">
            <text:p>10000</text:p>
          </table:table-cell>
          <table:table-cell office:value-type="float" office:value="115223" calcext:value-type="float">
            <text:p>115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SplitMap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14638" calcext:value-type="float">
            <text:p>214638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GeoTrips</text:p>
          </table:table-cell>
          <table:table-cell office:value-type="string" calcext:value-type="string">
            <text:p>NaiveCount</text:p>
          </table:table-cell>
          <table:table-cell office:value-type="string" calcext:value-type="string">
            <text:p>TreeCount</text:p>
          </table:table-cell>
          <table:table-cell office:value-type="string" calcext:value-type="string">
            <text:p>PathCount</text:p>
          </table:table-cell>
          <table:table-cell office:value-type="string" calcext:value-type="string">
            <text:p>SplitMap</text:p>
          </table:table-cell>
          <table:table-cell/>
          <table:table-cell office:value-type="string" calcext:value-type="string">
            <text:p>DupesCount</text:p>
          </table:table-cell>
          <table:table-cell office:value-type="string" calcext:value-type="string">
            <text:p>GeoTrips</text:p>
          </table:table-cell>
          <table:table-cell office:value-type="string" calcext:value-type="string">
            <text:p>NaiveCount</text:p>
          </table:table-cell>
          <table:table-cell office:value-type="string" calcext:value-type="string">
            <text:p>TreeCount</text:p>
          </table:table-cell>
          <table:table-cell office:value-type="string" calcext:value-type="string">
            <text:p>PathCount</text:p>
          </table:table-cell>
          <table:table-cell office:value-type="string" calcext:value-type="string">
            <text:p>SplitMap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72" calcext:value-type="float">
            <text:p>8472</text:p>
          </table:table-cell>
          <table:table-cell office:value-type="float" office:value="1516" calcext:value-type="float">
            <text:p>1516</text:p>
          </table:table-cell>
          <table:table-cell office:value-type="float" office:value="12779" calcext:value-type="float">
            <text:p>12779</text:p>
          </table:table-cell>
          <table:table-cell office:value-type="float" office:value="16091" calcext:value-type="float">
            <text:p>16091</text:p>
          </table:table-cell>
          <table:table-cell office:value-type="float" office:value="16041" calcext:value-type="float">
            <text:p>1604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53" calcext:value-type="float">
            <text:p>53</text:p>
          </table:table-cell>
          <table:table-cell office:value-type="float" office:value="1338" calcext:value-type="float">
            <text:p>1338</text:p>
          </table:table-cell>
          <table:table-cell office:value-type="float" office:value="644" calcext:value-type="float">
            <text:p>644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478" calcext:value-type="float">
            <text:p>15478</text:p>
          </table:table-cell>
          <table:table-cell office:value-type="float" office:value="7030" calcext:value-type="float">
            <text:p>7030</text:p>
          </table:table-cell>
          <table:table-cell office:value-type="float" office:value="29086" calcext:value-type="float">
            <text:p>29086</text:p>
          </table:table-cell>
          <table:table-cell office:value-type="float" office:value="33920" calcext:value-type="float">
            <text:p>33920</text:p>
          </table:table-cell>
          <table:table-cell office:value-type="float" office:value="32627" calcext:value-type="float">
            <text:p>3262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06" calcext:value-type="float">
            <text:p>2306</text:p>
          </table:table-cell>
          <table:table-cell office:value-type="float" office:value="5277" calcext:value-type="float">
            <text:p>5277</text:p>
          </table:table-cell>
          <table:table-cell office:value-type="float" office:value="8652" calcext:value-type="float">
            <text:p>8652</text:p>
          </table:table-cell>
          <table:table-cell office:value-type="float" office:value="5183" calcext:value-type="float">
            <text:p>5183</text:p>
          </table:table-cell>
          <table:table-cell office:value-type="float" office:value="7281" calcext:value-type="float">
            <text:p>728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628" calcext:value-type="float">
            <text:p>40628</text:p>
          </table:table-cell>
          <table:table-cell office:value-type="float" office:value="221252" calcext:value-type="float">
            <text:p>221252</text:p>
          </table:table-cell>
          <table:table-cell office:value-type="float" office:value="113321" calcext:value-type="float">
            <text:p>113321</text:p>
          </table:table-cell>
          <table:table-cell office:value-type="float" office:value="103232" calcext:value-type="float">
            <text:p>103232</text:p>
          </table:table-cell>
          <table:table-cell office:value-type="float" office:value="115223" calcext:value-type="float">
            <text:p>115223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9492" calcext:value-type="float">
            <text:p>69492</text:p>
          </table:table-cell>
          <table:table-cell office:value-type="float" office:value="1250911" calcext:value-type="float">
            <text:p>1250911</text:p>
          </table:table-cell>
          <table:table-cell office:value-type="float" office:value="237010" calcext:value-type="float">
            <text:p>237010</text:p>
          </table:table-cell>
          <table:table-cell office:value-type="float" office:value="199959" calcext:value-type="float">
            <text:p>199959</text:p>
          </table:table-cell>
          <table:table-cell office:value-type="float" office:value="214638" calcext:value-type="float">
            <text:p>21463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0T13:50:33.862858764</dc:date>
    <meta:editing-duration>PT13H48M59S</meta:editing-duration>
    <meta:editing-cycles>2</meta:editing-cycles>
    <meta:generator>LibreOffice/6.2.4.2$Linux_X86_64 LibreOffice_project/2412653d852ce75f65fbfa83fb7e7b669a126d64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476cm" svg:height="13.229cm" xlink:href=".." xlink:type="simple" chart:class="chart:scatter" chart:style-name="ch1">
        <chart:legend chart:legend-position="end" svg:x="23.359cm" svg:y="5.319cm" style:legend-expansion="high" chart:style-name="ch2"/>
        <chart:plot-area chart:style-name="ch3" table:cell-range-address="bench_results.A26:bench_results.F30" chart:data-source-has-labels="row" svg:x="0.529cm" svg:y="0.264cm" svg:width="22.301cm" svg:height="12.701cm">
          <chartooo:coordinate-region svg:x="1.891cm" svg:y="0.463cm" svg:width="20.382cm" svg:height="11.85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ench_results.B27:bench_results.B30" chart:label-cell-address="bench_results.B26:bench_results.B26" chart:class="chart:scatter">
            <chart:domain table:cell-range-address="bench_results.A27:bench_results.A30"/>
            <chart:data-point chart:repeated="4"/>
          </chart:series>
          <chart:series chart:style-name="ch8" chart:values-cell-range-address="bench_results.C27:bench_results.C30" chart:label-cell-address="bench_results.C26:bench_results.C26" chart:class="chart:scatter">
            <chart:data-point chart:repeated="4"/>
          </chart:series>
          <chart:series chart:style-name="ch9" chart:values-cell-range-address="bench_results.D27:bench_results.D30" chart:label-cell-address="bench_results.D26:bench_results.D26" chart:class="chart:scatter">
            <chart:data-point chart:repeated="4"/>
          </chart:series>
          <chart:series chart:style-name="ch10" chart:values-cell-range-address="bench_results.E27:bench_results.E30" chart:label-cell-address="bench_results.E26:bench_results.E26" chart:class="chart:scatter">
            <chart:data-point chart:repeated="4"/>
          </chart:series>
          <chart:series chart:style-name="ch11" chart:values-cell-range-address="bench_results.F27:bench_results.F30" chart:label-cell-address="bench_results.F26:bench_results.F26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oTrips</text:p>
                <draw:g>
                  <svg:desc>bench_results.B26:bench_results.B26</svg:desc>
                </draw:g>
              </table:table-cell>
              <table:table-cell office:value-type="string">
                <text:p>NaiveCount</text:p>
                <draw:g>
                  <svg:desc>bench_results.C26:bench_results.C26</svg:desc>
                </draw:g>
              </table:table-cell>
              <table:table-cell office:value-type="string">
                <text:p>TreeCount</text:p>
                <draw:g>
                  <svg:desc>bench_results.D26:bench_results.D26</svg:desc>
                </draw:g>
              </table:table-cell>
              <table:table-cell office:value-type="string">
                <text:p>PathCount</text:p>
                <draw:g>
                  <svg:desc>bench_results.E26:bench_results.E26</svg:desc>
                </draw:g>
              </table:table-cell>
              <table:table-cell office:value-type="string">
                <text:p>SplitMap</text:p>
                <draw:g>
                  <svg:desc>bench_results.F26:bench_results.F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bench_results.A27:bench_results.A30</svg:desc>
                </draw:g>
              </table:table-cell>
              <table:table-cell office:value-type="float" office:value="8472">
                <text:p>8472</text:p>
                <draw:g>
                  <svg:desc>bench_results.B27:bench_results.B30</svg:desc>
                </draw:g>
              </table:table-cell>
              <table:table-cell office:value-type="float" office:value="1516">
                <text:p>1516</text:p>
                <draw:g>
                  <svg:desc>bench_results.C27:bench_results.C30</svg:desc>
                </draw:g>
              </table:table-cell>
              <table:table-cell office:value-type="float" office:value="12779">
                <text:p>12779</text:p>
                <draw:g>
                  <svg:desc>bench_results.D27:bench_results.D30</svg:desc>
                </draw:g>
              </table:table-cell>
              <table:table-cell office:value-type="float" office:value="16091">
                <text:p>16091</text:p>
                <draw:g>
                  <svg:desc>bench_results.E27:bench_results.E30</svg:desc>
                </draw:g>
              </table:table-cell>
              <table:table-cell office:value-type="float" office:value="16041">
                <text:p>16041</text:p>
                <draw:g>
                  <svg:desc>bench_results.F27:bench_results.F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5478">
                <text:p>15478</text:p>
              </table:table-cell>
              <table:table-cell office:value-type="float" office:value="7030">
                <text:p>7030</text:p>
              </table:table-cell>
              <table:table-cell office:value-type="float" office:value="29086">
                <text:p>29086</text:p>
              </table:table-cell>
              <table:table-cell office:value-type="float" office:value="33920">
                <text:p>33920</text:p>
              </table:table-cell>
              <table:table-cell office:value-type="float" office:value="32627">
                <text:p>32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40628">
                <text:p>40628</text:p>
              </table:table-cell>
              <table:table-cell office:value-type="float" office:value="221252">
                <text:p>221252</text:p>
              </table:table-cell>
              <table:table-cell office:value-type="float" office:value="113321">
                <text:p>113321</text:p>
              </table:table-cell>
              <table:table-cell office:value-type="float" office:value="103232">
                <text:p>103232</text:p>
              </table:table-cell>
              <table:table-cell office:value-type="float" office:value="115223">
                <text:p>1152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69492">
                <text:p>69492</text:p>
              </table:table-cell>
              <table:table-cell office:value-type="float" office:value="1250911">
                <text:p>1250911</text:p>
              </table:table-cell>
              <table:table-cell office:value-type="float" office:value="237010">
                <text:p>237010</text:p>
              </table:table-cell>
              <table:table-cell office:value-type="float" office:value="199959">
                <text:p>199959</text:p>
              </table:table-cell>
              <table:table-cell office:value-type="float" office:value="214638">
                <text:p>2146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